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png" manifest:full-path="Pictures/10000201000001A6000000503F153BC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489cm" table:align="left"/>
    </style:style>
    <style:style style:name="Tabelle1.A" style:family="table-column">
      <style:table-column-properties style:column-width="1.529cm"/>
    </style:style>
    <style:style style:name="Tabelle1.B" style:family="table-column">
      <style:table-column-properties style:column-width="7.214cm"/>
    </style:style>
    <style:style style:name="Tabelle1.C" style:family="table-column">
      <style:table-column-properties style:column-width="6.073cm"/>
    </style:style>
    <style:style style:name="Tabelle1.D" style:family="table-column">
      <style:table-column-properties style:column-width="2.672cm"/>
    </style:style>
    <style:style style:name="Tabelle1.A1" style:family="table-cell">
      <style:table-cell-properties fo:padding="0cm" fo:border="none"/>
    </style:style>
    <style:style style:name="Tabelle1.A9" style:family="table-cell">
      <style:table-cell-properties fo:padding="0.049cm" fo:border-left="0.002cm solid #cccccd" fo:border-right="none" fo:border-top="0.002cm solid #cccccd" fo:border-bottom="0.002cm solid #cccccd"/>
    </style:style>
    <style:style style:name="Tabelle1.D9" style:family="table-cell">
      <style:table-cell-properties fo:padding="0.049cm" fo:border="0.002cm solid #cccccd"/>
    </style:style>
    <style:style style:name="Tabelle1.A10" style:family="table-cell">
      <style:table-cell-properties fo:padding="0.049cm" fo:border-left="0.002cm solid #cccccd" fo:border-right="none" fo:border-top="none" fo:border-bottom="0.002cm solid #cccccd"/>
    </style:style>
    <style:style style:name="Tabelle1.D10" style:family="table-cell">
      <style:table-cell-properties fo:padding="0.049cm" fo:border-left="0.002cm solid #cccccd" fo:border-right="0.002cm solid #cccccd" fo:border-top="none" fo:border-bottom="0.002cm solid #cccccd"/>
    </style:style>
    <style:style style:name="Tabelle1.19" style:family="table-row">
      <style:table-row-properties style:min-row-height="0.522cm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1" fo:font-weight="bold" style:font-weight-asian="bold" style:font-weight-complex="bold"/>
    </style:style>
    <style:style style:name="P4" style:family="paragraph" style:parent-style-name="Standard">
      <style:text-properties fo:font-size="10pt"/>
    </style:style>
    <style:style style:name="P5" style:family="paragraph" style:parent-style-name="Standard"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6" style:family="paragraph" style:parent-style-name="Standard">
      <style:paragraph-properties>
        <style:tab-stops>
          <style:tab-stop style:position="0cm"/>
        </style:tab-stops>
      </style:paragraph-properties>
      <style:text-properties style:use-window-font-color="true" style:font-name="Arial" fo:font-size="10.5pt" fo:language="en" fo:country="US" style:font-name-asian="Arial" style:font-size-asian="10.5pt" style:language-asian="zxx" style:country-asian="none" style:font-name-complex="Lucidasans" style:font-size-complex="10.5pt" style:language-complex="zxx" style:country-complex="none"/>
    </style:style>
    <style:style style:name="P7" style:family="paragraph" style:parent-style-name="Table_20_Contents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Table_20_Contents">
      <style:text-properties style:font-name="DejaVu Sans" fo:font-weight="bold" style:font-weight-asian="bold" style:font-weight-complex="bold"/>
    </style:style>
    <style:style style:name="P9" style:family="paragraph" style:parent-style-name="Table_20_Contents">
      <style:text-properties style:font-name="DejaVu Sans" fo:font-size="8pt" style:text-underline-style="solid" style:text-underline-width="auto" style:text-underline-color="font-color" style:font-size-asian="8pt" style:font-size-complex="8pt"/>
    </style:style>
    <style:style style:name="P10" style:family="paragraph" style:parent-style-name="Horizontal_20_Line">
      <style:text-properties style:font-name="Arial" fo:font-size="10.5pt" style:font-size-asian="10.5pt" style:font-size-complex="10.5pt"/>
    </style:style>
    <style:style style:name="P11" style:family="paragraph" style:parent-style-name="Standard">
      <style:paragraph-properties>
        <style:tab-stops>
          <style:tab-stop style:position="0.556cm"/>
        </style:tab-stops>
      </style:paragraph-properties>
      <style:text-properties fo:color="#4c4c4c" fo:font-size="12pt" fo:language="en" fo:country="US" style:font-name-asian="Arial" style:font-size-asian="12pt" style:language-asian="zxx" style:country-asian="none" style:font-name-complex="Lucidasans" style:font-size-complex="12pt" style:language-complex="zxx" style:country-complex="none"/>
    </style:style>
    <style:style style:name="P12" style:family="paragraph">
      <style:paragraph-properties fo:text-align="start"/>
      <style:text-properties style:text-line-through-style="none" style:font-name="Arial2" fo:font-size="12pt" fo:font-style="normal" style:text-underline-style="none" fo:font-weight="bold"/>
    </style:style>
    <style:style style:name="P13" style:family="paragraph">
      <style:paragraph-properties fo:text-align="start"/>
      <style:text-properties style:text-line-through-style="none" fo:font-style="normal" style:text-underline-style="none"/>
    </style:style>
    <style:style style:name="P14" style:family="paragraph">
      <style:paragraph-properties fo:text-align="start"/>
      <style:text-properties style:text-line-through-style="none" style:font-name="DejaVu Sans1" fo:font-size="12pt" fo:font-style="normal" style:text-underline-style="none" fo:font-weight="bold"/>
    </style:style>
    <style:style style:name="P15" style:family="paragraph">
      <style:paragraph-properties fo:text-align="start"/>
      <style:text-properties style:text-line-through-style="none" style:font-name="Thorndale AMT" fo:font-size="12pt" fo:font-style="normal" style:text-underline-style="none" fo:font-weight="normal"/>
    </style:style>
    <style:style style:name="P16" style:family="paragraph">
      <style:paragraph-properties fo:text-align="start"/>
      <style:text-properties style:text-line-through-style="none" style:font-name="DejaVu Sans2" fo:font-size="12pt" fo:font-style="normal" style:text-underline-style="non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solid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 #00000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 #000000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Standard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number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" form:control-implementation="ooo:com.sun.star.form.component.TextField" form:id="control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2" form:control-implementation="ooo:com.sun.star.form.component.TextField" form:id="control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3" form:control-implementation="ooo:com.sun.star.form.component.TextField" form:id="control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4" form:control-implementation="ooo:com.sun.star.form.component.TextField" form:id="control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5" form:control-implementation="ooo:com.sun.star.form.component.TextField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6" form:control-implementation="ooo:com.sun.star.form.component.TextField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7" form:control-implementation="ooo:com.sun.star.form.component.TextField" form:id="control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8" form:control-implementation="ooo:com.sun.star.form.component.TextField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9" form:control-implementation="ooo:com.sun.star.form.component.TextField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ice10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otalprice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product10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9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8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7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6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5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4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2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roduct1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2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4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5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6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7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8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9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quantity10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date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name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reet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city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table:number-columns-spanned="3" office:value-type="string">
            <text:p text:style-name="P9">Musterfirma, Musterstrasse 2345 Musterstadt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svg:y="-0.069cm" draw:z-index="34" draw:style-name="gr2" draw:text-style-name="P16" svg:width="6.298cm" svg:height="0.689cm" draw:control="control35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5" draw:style-name="gr3" draw:text-style-name="P16" svg:width="6.298cm" svg:height="0.689cm" draw:control="control36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><draw:control text:anchor-type="as-char" draw:z-index="36" draw:style-name="gr3" draw:text-style-name="P16" svg:width="6.298cm" svg:height="0.689cm" draw:control="control37"/></text:p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3" office:value-type="string">
            <text:p text:style-name="Standard"/>
          </table:table-cell>
          <table:covered-table-cell/>
          <table:covered-table-cell/>
          <table:table-cell table:style-name="Tabelle1.A1" office:value-type="string">
            <text:p text:style-name="Table_20_Contents"/>
          </table:table-cell>
        </table:table-row>
        <table:table-row>
          <table:table-cell table:style-name="Tabelle1.A1" table:number-columns-spanned="4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P8">Rechnung</text:p>
            <text:p text:style-name="P2"><draw:control text:anchor-type="as-char" draw:z-index="33" draw:style-name="gr3" draw:text-style-name="P15" svg:width="2.712cm" svg:height="0.689cm" draw:control="control34"/></text:p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2" office:value-type="string">
            <text:p text:style-name="Standard"><draw:control text:anchor-type="as-char" draw:z-index="0" draw:style-name="gr1" draw:text-style-name="P12" svg:width="3.19cm" svg:height="0.689cm" draw:control="control1"/> <text:s text:c="3"/></text:p>
          </table:table-cell>
          <table:covered-table-cell/>
          <table:table-cell table:style-name="Tabelle1.A1" table:number-columns-spanned="2" office:value-type="string">
            <text:p text:style-name="P3"><draw:control text:anchor-type="as-char" draw:z-index="32" draw:style-name="gr3" draw:text-style-name="P15" svg:width="2.712cm" svg:height="0.689cm" draw:control="control33"/></text:p>
          </table:table-cell>
          <table:covered-table-cell/>
        </table:table-row>
        <table:table-row>
          <table:table-cell table:style-name="Tabelle1.A1" table:number-columns-spanned="4" office:value-type="string">
            <text:p text:style-name="Horizontal_20_Line"/>
          </table:table-cell>
          <table:covered-table-cell/>
          <table:covered-table-cell/>
          <table:covered-table-cell/>
        </table:table-row>
        <table:table-row>
          <table:table-cell table:style-name="Tabelle1.A9" office:value-type="string">
            <text:p text:style-name="P1"><draw:control text:anchor-type="as-char" svg:y="-0.344cm" draw:z-index="22" draw:style-name="gr2" draw:text-style-name="P13" svg:width="1.43cm" svg:height="0.689cm" draw:control="control23"/></text:p>
          </table:table-cell>
          <table:table-cell table:style-name="Tabelle1.A9" table:number-columns-spanned="2" office:value-type="string">
            <text:p text:style-name="P1"><draw:control text:anchor-type="as-char" draw:z-index="21" draw:style-name="gr3" draw:text-style-name="P13" svg:width="13.188cm" svg:height="0.689cm" draw:control="control22"/></text:p>
          </table:table-cell>
          <table:covered-table-cell/>
          <table:table-cell table:style-name="Tabelle1.D9" office:value-type="string">
            <text:p text:style-name="P1"><draw:control text:anchor-type="as-char" svg:y="-0.344cm" draw:z-index="1" draw:style-name="gr2" draw:text-style-name="P13" svg:width="2.453cm" svg:height="0.689cm" draw:control="control2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3" draw:style-name="gr2" draw:text-style-name="P13" svg:width="1.43cm" svg:height="0.689cm" draw:control="control24"/></text:p>
          </table:table-cell>
          <table:table-cell table:style-name="Tabelle1.A10" table:number-columns-spanned="2" office:value-type="string">
            <text:p text:style-name="P1"><draw:control text:anchor-type="as-char" draw:z-index="20" draw:style-name="gr3" draw:text-style-name="P13" svg:width="13.214cm" svg:height="0.689cm" draw:control="control21"/></text:p>
          </table:table-cell>
          <table:covered-table-cell/>
          <table:table-cell table:style-name="Tabelle1.D10" office:value-type="string">
            <text:p text:style-name="P1"><draw:control text:anchor-type="as-char" draw:z-index="2" draw:style-name="gr3" draw:text-style-name="P13" svg:width="2.573cm" svg:height="0.689cm" draw:control="control3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4" draw:style-name="gr2" draw:text-style-name="P13" svg:width="1.43cm" svg:height="0.689cm" draw:control="control25"/></text:p>
          </table:table-cell>
          <table:table-cell table:style-name="Tabelle1.A10" table:number-columns-spanned="2" office:value-type="string">
            <text:p text:style-name="P1"><draw:control text:anchor-type="as-char" draw:z-index="19" draw:style-name="gr3" draw:text-style-name="P13" svg:width="13.161cm" svg:height="0.689cm" draw:control="control20"/></text:p>
          </table:table-cell>
          <table:covered-table-cell/>
          <table:table-cell table:style-name="Tabelle1.D10" office:value-type="string">
            <text:p text:style-name="P1"><draw:control text:anchor-type="as-char" draw:z-index="3" draw:style-name="gr3" draw:text-style-name="P13" svg:width="2.477cm" svg:height="0.689cm" draw:control="control4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5" draw:style-name="gr2" draw:text-style-name="P13" svg:width="1.43cm" svg:height="0.689cm" draw:control="control26"/></text:p>
          </table:table-cell>
          <table:table-cell table:style-name="Tabelle1.A10" table:number-columns-spanned="2" office:value-type="string">
            <text:p text:style-name="P1"><draw:control text:anchor-type="as-char" draw:z-index="18" draw:style-name="gr3" draw:text-style-name="P13" svg:width="13.188cm" svg:height="0.689cm" draw:control="control19"/></text:p>
          </table:table-cell>
          <table:covered-table-cell/>
          <table:table-cell table:style-name="Tabelle1.D10" office:value-type="string">
            <text:p text:style-name="P1"><draw:control text:anchor-type="as-char" draw:z-index="4" draw:style-name="gr3" draw:text-style-name="P13" svg:width="2.504cm" svg:height="0.689cm" draw:control="control5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6" draw:style-name="gr2" draw:text-style-name="P13" svg:width="1.43cm" svg:height="0.689cm" draw:control="control27"/></text:p>
          </table:table-cell>
          <table:table-cell table:style-name="Tabelle1.A10" table:number-columns-spanned="2" office:value-type="string">
            <text:p text:style-name="P1"><draw:control text:anchor-type="as-char" draw:z-index="17" draw:style-name="gr3" draw:text-style-name="P13" svg:width="13.188cm" svg:height="0.689cm" draw:control="control18"/></text:p>
          </table:table-cell>
          <table:covered-table-cell/>
          <table:table-cell table:style-name="Tabelle1.D10" office:value-type="string">
            <text:p text:style-name="P1"><draw:control text:anchor-type="as-char" draw:z-index="5" draw:style-name="gr3" draw:text-style-name="P13" svg:width="2.573cm" svg:height="0.689cm" draw:control="control6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7" draw:style-name="gr2" draw:text-style-name="P13" svg:width="1.43cm" svg:height="0.689cm" draw:control="control28"/></text:p>
          </table:table-cell>
          <table:table-cell table:style-name="Tabelle1.A10" table:number-columns-spanned="2" office:value-type="string">
            <text:p text:style-name="P1"><draw:control text:anchor-type="as-char" draw:z-index="16" draw:style-name="gr3" draw:text-style-name="P13" svg:width="13.188cm" svg:height="0.689cm" draw:control="control17"/></text:p>
          </table:table-cell>
          <table:covered-table-cell/>
          <table:table-cell table:style-name="Tabelle1.D10" office:value-type="string">
            <text:p text:style-name="P1"><draw:control text:anchor-type="as-char" draw:z-index="6" draw:style-name="gr3" draw:text-style-name="P13" svg:width="2.53cm" svg:height="0.689cm" draw:control="control7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8" draw:style-name="gr2" draw:text-style-name="P13" svg:width="1.43cm" svg:height="0.689cm" draw:control="control29"/></text:p>
          </table:table-cell>
          <table:table-cell table:style-name="Tabelle1.A10" table:number-columns-spanned="2" office:value-type="string">
            <text:p text:style-name="P1"><draw:control text:anchor-type="as-char" draw:z-index="15" draw:style-name="gr3" draw:text-style-name="P13" svg:width="13.239cm" svg:height="0.689cm" draw:control="control16"/></text:p>
          </table:table-cell>
          <table:covered-table-cell/>
          <table:table-cell table:style-name="Tabelle1.D10" office:value-type="string">
            <text:p text:style-name="P1"><draw:control text:anchor-type="as-char" draw:z-index="7" draw:style-name="gr3" draw:text-style-name="P13" svg:width="2.573cm" svg:height="0.689cm" draw:control="control8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29" draw:style-name="gr2" draw:text-style-name="P13" svg:width="1.43cm" svg:height="0.689cm" draw:control="control30"/></text:p>
          </table:table-cell>
          <table:table-cell table:style-name="Tabelle1.A10" table:number-columns-spanned="2" office:value-type="string">
            <text:p text:style-name="P1"><draw:control text:anchor-type="as-char" draw:z-index="14" draw:style-name="gr3" draw:text-style-name="P13" svg:width="13.239cm" svg:height="0.689cm" draw:control="control15"/></text:p>
          </table:table-cell>
          <table:covered-table-cell/>
          <table:table-cell table:style-name="Tabelle1.D10" office:value-type="string">
            <text:p text:style-name="P1"><draw:control text:anchor-type="as-char" draw:z-index="8" draw:style-name="gr3" draw:text-style-name="P13" svg:width="2.573cm" svg:height="0.689cm" draw:control="control9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0" draw:style-name="gr2" draw:text-style-name="P13" svg:width="1.43cm" svg:height="0.689cm" draw:control="control31"/></text:p>
          </table:table-cell>
          <table:table-cell table:style-name="Tabelle1.A10" table:number-columns-spanned="2" office:value-type="string">
            <text:p text:style-name="P1"><draw:control text:anchor-type="as-char" draw:z-index="13" draw:style-name="gr3" draw:text-style-name="P13" svg:width="13.188cm" svg:height="0.689cm" draw:control="control14"/></text:p>
          </table:table-cell>
          <table:covered-table-cell/>
          <table:table-cell table:style-name="Tabelle1.D10" office:value-type="string">
            <text:p text:style-name="P1"><draw:control text:anchor-type="as-char" draw:z-index="9" draw:style-name="gr3" draw:text-style-name="P13" svg:width="2.573cm" svg:height="0.689cm" draw:control="control10"/></text:p>
          </table:table-cell>
        </table:table-row>
        <table:table-row>
          <table:table-cell table:style-name="Tabelle1.A10" office:value-type="string">
            <text:p text:style-name="P1"><draw:control text:anchor-type="as-char" svg:y="-0.344cm" draw:z-index="31" draw:style-name="gr2" draw:text-style-name="P13" svg:width="1.43cm" svg:height="0.689cm" draw:control="control32"/></text:p>
          </table:table-cell>
          <table:table-cell table:style-name="Tabelle1.A10" table:number-columns-spanned="2" office:value-type="string">
            <text:p text:style-name="P1"><draw:control text:anchor-type="as-char" draw:z-index="12" draw:style-name="gr3" draw:text-style-name="P13" svg:width="13.158cm" svg:height="0.689cm" draw:control="control13"/></text:p>
          </table:table-cell>
          <table:covered-table-cell/>
          <table:table-cell table:style-name="Tabelle1.D10" office:value-type="string">
            <text:p text:style-name="P1"><draw:control text:anchor-type="as-char" draw:z-index="10" draw:style-name="gr3" draw:text-style-name="P13" svg:width="2.53cm" svg:height="0.689cm" draw:control="control11"/></text:p>
          </table:table-cell>
        </table:table-row>
        <table:table-row table:style-name="Tabelle1.19">
          <table:table-cell table:style-name="Tabelle1.A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7">Gesamtpreis: <text:s text:c="4"/></text:p>
          </table:table-cell>
          <table:covered-table-cell/>
          <table:covered-table-cell/>
          <table:table-cell table:style-name="Tabelle1.A1" office:value-type="string">
            <text:p text:style-name="P2"><draw:control text:anchor-type="as-char" svg:y="-0.383cm" draw:z-index="11" draw:style-name="gr2" draw:text-style-name="P14" svg:width="2.269cm" svg:height="0.558cm" draw:control="control12"/> </text:p>
          </table:table-cell>
        </table:table-row>
      </table:table>
      <text:p text:style-name="Standard"/>
      <text:p text:style-name="Standard"/>
      <text:p text:style-name="P11">Diese Rechnung ist umsatzsteuerbefreit gemäß § 19(1) UstG.</text:p>
      <text:p text:style-name="P11"/>
      <text:p text:style-name="Standard"/>
      <text:p text:style-name="P6">Wir bitten um Überweisung des Gesamtbetrages innerhalb 8 Tagen auf u.a. <text:tab/>Bankverbindung.</text:p>
      <text:p text:style-name="P6">Die Ware bleibt bis zur vollständigen Bezahlung unser Eigentum.</text:p>
      <text:p text:style-name="P5"/>
      <text:p text:style-name="P6">Bitte geben Sie bei Ihrer Überweisung die Rechnungsnummer mit an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2" svg:font-family="'DejaVu Sans'" style:font-adornments="Book"/>
    <style:font-face style:name="DejaVu Sans1" svg:font-family="'DejaVu Sans'" style:font-adornments="Fett"/>
    <style:font-face style:name="Tahoma1" svg:font-family="Tahoma"/>
    <style:font-face style:name="Thorndale AMT" svg:font-family="'Thorndale AMT'" style:font-adornments="Standard" style:font-family-generic="roman"/>
    <style:font-face style:name="Arial1" svg:font-family="Arial" style:font-family-generic="swiss"/>
    <style:font-face style:name="Arial2" svg:font-family="Arial" style:font-adornments="Standard" style:font-family-generic="swiss"/>
    <style:font-face style:name="Albany AMT" svg:font-family="'Albany AMT', Arial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P1" style:family="paragraph" style:parent-style-name="Standard">
      <style:paragraph-properties fo:text-align="start" style:justify-single-word="false"/>
    </style:style>
    <style:style style:name="T1" style:family="text">
      <style:text-properties fo:color="#4c4c4c" style:font-name="Arial" fo:font-size="9pt" fo:language="de" fo:country="DE" style:font-name-asian="Albany AMT" style:font-size-asian="9pt" style:language-asian="zxx" style:country-asian="none" style:font-name-complex="Lucidasans" style:font-size-complex="9pt" style:language-complex="zxx" style:country-complex="none"/>
    </style:style>
    <style:style style:name="T2" style:family="text">
      <style:text-properties fo:color="#4c4c4c" style:font-name="Arial" fo:font-size="9pt" fo:language="en" fo:country="US" style:font-name-asian="Arial" style:font-size-asian="9pt" style:language-asian="zxx" style:country-asian="none" style:font-name-complex="Lucidasans" style:font-size-complex="9pt" style:language-complex="zxx" style:country-complex="none"/>
    </style:style>
    <style:style style:name="T3" style:family="text">
      <style:text-properties fo:color="#4c4c4c" style:font-name="Arial" fo:font-size="9pt" fo:language="en" fo:country="US" fo:font-weight="normal" style:font-name-asian="Arial" style:font-size-asian="9pt" style:language-asian="zxx" style:country-asian="none" style:font-weight-asian="normal" style:font-name-complex="Lucidasans" style:font-size-complex="9pt" style:language-complex="zxx" style:country-complex="none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1cm" fo:margin-bottom="0.7cm" fo:margin-left="2cm" fo:margin-right="1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Standard"><draw:frame draw:style-name="fr1" draw:name="Grafik1" text:anchor-type="paragraph" svg:x="8.516cm" svg:y="-0.286cm" svg:width="10.483cm" svg:height="2.51cm" draw:z-index="37"><draw:image xlink:href="Pictures/10000201000001A6000000503F153BC4.png" xlink:type="simple" xlink:show="embed" xlink:actuate="onLoad"/></draw:frame></text:p>
        <text:p text:style-name="Standard"/>
        <text:p text:style-name="Standard"/>
        <text:p text:style-name="Standard"/>
        <text:p text:style-name="Standard"/>
      </style:header>
      <style:footer>
        <text:p text:style-name="P1"><text:span text:style-name="T1">Musterfirma, Musterstrasse 55, 123456 Musterstrasse | Tel. 06546/123432 | Geschäftsführer: Stefan Muster<text:line-break/>Steuernummer: 123/768/12099 Finanzamt : Musterstadt<text:line-break/></text:span><text:span text:style-name="T2">Bankverbindung: Stefan Muster | Sparkasse Musterhausen | </text:span><text:span text:style-name="T3">BLZ: 555787 Kontonummer: 123456789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creation-date>2007-10-09T09:19:55</meta:creation-date>
    <dc:date>2008-02-06T23:29:33</dc:date>
    <meta:editing-cycles>51</meta:editing-cycles>
    <meta:editing-duration>PT20H34M9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5" meta:word-count="71" meta:character-count="632"/>
  </office:meta>
</office:document-meta>
</file>